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10000" number:language="de" number:country="CH">
      <number:number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.735cm" svg:y="7.012cm">
            <draw:object draw:notify-on-update-of-ranges="Sheet1.A2:Sheet1.A14 Sheet1.B2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vbat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table:style-name="Default" office:value-type="float" office:value="4.5" calcext:value-type="float">
            <text:p>4.5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190" calcext:value-type="float">
            <text:p>5190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5710" calcext:value-type="float">
            <text:p>5710</text:p>
          </table:table-cell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70" calcext:value-type="float">
            <text:p>717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8140" calcext:value-type="float">
            <text:p>8140</text:p>
          </table:table-cell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15.997cm" svg:height="9.004cm" svg:x="2.34cm" svg:y="8.686cm">
            <draw:object draw:notify-on-update-of-ranges="Sheet2.A1:Sheet2.A10 Sheet2.C1:Sheet2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5" table:default-cell-style-name="ce3"/>
        <table:table-row table:style-name="ro2">
          <table:table-cell office:value-type="percentage" office:value="1.1" calcext:value-type="percentage">
            <text:p>110.00%</text:p>
          </table:table-cell>
          <table:table-cell office:value-type="float" office:value="4.35" calcext:value-type="float">
            <text:p>4.35</text:p>
          </table:table-cell>
          <table:table-cell office:value-type="float" office:value="8.7" calcext:value-type="float">
            <text:p>8.7</text:p>
          </table:table-cell>
          <table:table-cell office:value-type="float" office:value="13.05" calcext:value-type="float">
            <text:p>13.05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For High-Voltage Batteries Only!</text:p>
          </table:table-cell>
        </table:table-row>
        <table:table-row table:style-name="ro3">
          <table:table-cell office:value-type="percentage" office:value="1" calcext:value-type="percentage">
            <text:p>100.00%</text:p>
          </table:table-cell>
          <table:table-cell office:value-type="float" office:value="4.2" calcext:value-type="float">
            <text:p>4.2</text:p>
          </table:table-cell>
          <table:table-cell office:value-type="float" office:value="8.4" calcext:value-type="float">
            <text:p>8.4</text:p>
          </table:table-cell>
          <table:table-cell office:value-type="float" office:value="12.6" calcext:value-type="float">
            <text:p>12.6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Standard LiPo Full-Charge</text:p>
          </table:table-cell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office:value-type="float" office:value="4.11" calcext:value-type="float">
            <text:p>4.11</text:p>
          </table:table-cell>
          <table:table-cell office:value-type="float" office:value="8.22" calcext:value-type="float">
            <text:p>8.22</text:p>
          </table:table-cell>
          <table:table-cell office:value-type="float" office:value="12.33" calcext:value-type="float">
            <text:p>12.33</text:p>
          </table:table-cell>
          <table:table-cell office:value-type="float" office:value="16.44" calcext:value-type="float">
            <text:p>16.44</text:p>
          </table:table-cell>
          <table:table-cell office:value-type="string" calcext:value-type="string" table:number-columns-spanned="1" table:number-rows-spanned="4">
            <text:p>Normal Operating Range</text:p>
          </table:table-cell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float" office:value="4.02" calcext:value-type="float">
            <text:p>4.02</text:p>
          </table:table-cell>
          <table:table-cell office:value-type="float" office:value="8.04" calcext:value-type="float">
            <text:p>8.04</text:p>
          </table:table-cell>
          <table:table-cell office:value-type="float" office:value="12.06" calcext:value-type="float">
            <text:p>12.06</text:p>
          </table:table-cell>
          <table:table-cell office:value-type="float" office:value="16.08" calcext:value-type="float">
            <text:p>16.08</text:p>
          </table:table-cell>
          <table:covered-table-cell table:style-name="Default"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float" office:value="3.95" calcext:value-type="float">
            <text:p>3.95</text:p>
          </table:table-cell>
          <table:table-cell office:value-type="float" office:value="7.9" calcext:value-type="float">
            <text:p>7.9</text:p>
          </table:table-cell>
          <table:table-cell office:value-type="float" office:value="11.85" calcext:value-type="float">
            <text:p>11.85</text:p>
          </table:table-cell>
          <table:table-cell office:value-type="float" office:value="15.8" calcext:value-type="float">
            <text:p>15.8</text:p>
          </table:table-cell>
          <table:covered-table-cell table:style-name="Default"/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float" office:value="3.87" calcext:value-type="float">
            <text:p>3.87</text:p>
          </table:table-cell>
          <table:table-cell office:value-type="float" office:value="7.74" calcext:value-type="float">
            <text:p>7.74</text:p>
          </table:table-cell>
          <table:table-cell office:value-type="float" office:value="11.61" calcext:value-type="float">
            <text:p>11.61</text:p>
          </table:table-cell>
          <table:table-cell office:value-type="float" office:value="15.48" calcext:value-type="float">
            <text:p>15.48</text:p>
          </table:table-cell>
          <table:covered-table-cell table:style-name="Default"/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office:value-type="float" office:value="3.8" calcext:value-type="float">
            <text:p>3.8</text:p>
          </table:table-cell>
          <table:table-cell office:value-type="float" office:value="7.6" calcext:value-type="float">
            <text:p>7.6</text:p>
          </table:table-cell>
          <table:table-cell office:value-type="float" office:value="11.4" calcext:value-type="float">
            <text:p>11.4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STORAGE</text:p>
          </table:table-cell>
        </table:table-row>
        <table:table-row table:style-name="ro3">
          <table:table-cell office:value-type="percentage" office:value="0.4" calcext:value-type="percentage">
            <text:p>40.00%</text:p>
          </table:table-cell>
          <table:table-cell office:value-type="float" office:value="3.7" calcext:value-type="float">
            <text:p>3.7</text:p>
          </table:table-cell>
          <table:table-cell office:value-type="float" office:value="7.4" calcext:value-type="float">
            <text:p>7.4</text:p>
          </table:table-cell>
          <table:table-cell office:value-type="float" office:value="11.1" calcext:value-type="float">
            <text:p>11.1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Long-Term Storage</text:p>
          </table:table-cell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 office:value-type="float" office:value="3.6" calcext:value-type="float">
            <text:p>3.6</text:p>
          </table:table-cell>
          <table:table-cell office:value-type="float" office:value="7.2" calcext:value-type="float">
            <text:p>7.2</text:p>
          </table:table-cell>
          <table:table-cell office:value-type="float" office:value="10.8" calcext:value-type="float">
            <text:p>10.8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Low voltage</text:p>
          </table:table-cell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office:value-type="float" office:value="10.5" calcext:value-type="float">
            <text:p>10.5</text:p>
          </table:table-cell>
          <table:table-cell office:value-type="float" office:value="14" calcext:value-type="float">
            <text:p>14</text:p>
          </table:table-cell>
          <table:table-cell table:style-name="Default"/>
        </table:table-row>
      </table:table>
      <table:table table:name="ir sensor" table:style-name="ta1">
        <table:shapes>
          <draw:frame draw:z-index="0" draw:style-name="gr2" draw:text-style-name="P1" svg:width="24.835cm" svg:height="13.971cm" svg:x="14.703cm" svg:y="1.886cm">
            <draw:object draw:notify-on-update-of-ranges="'ir sensor'.A2:'ir sensor'.A46 'ir sensor'.B2:'ir sensor'.B46 'ir sensor'.A2:'ir sensor'.A50 'ir sensor'.C2:'ir sensor'.C50 'ir sensor'.A2:'ir sensor'.A50 'ir sensor'.D2:'ir sensor'.D50" xlink:href="./Object 3" xlink:type="simple" xlink:show="embed" xlink:actuate="onLoad">
              <loext:p text:style-name="P2">+</loext:p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 / cm</text:p>
          </table:table-cell>
          <table:table-cell office:value-type="string" calcext:value-type="string">
            <text:p>U / mV</text:p>
          </table:table-cell>
          <table:table-cell office:value-type="string" calcext:value-type="string">
            <office:annotation draw:style-name="gr3" draw:text-style-name="P4" svg:width="2.899cm" svg:height="1.799cm" svg:x="7.373cm" svg:y="0cm" draw:caption-point-x="-0.61cm" draw:caption-point-y="0.01cm">
              <dc:date>2022-03-18T00:00:00</dc:date>
              <text:p text:style-name="P3">F(d) = <text:s/>* (d + d0) / sqrt(((d + d0)^2 - </text:p>
            </office:annotation>
            <text:p>F(D)</text:p>
          </table:table-cell>
          <table:table-cell office:value-type="string" calcext:value-type="string">
            <text:p>I(d)</text:p>
          </table:table-cell>
        </table:table-row>
        <table:table-row table:style-name="ro1">
          <table:table-cell office:value-type="float" office:value="0" calcext:value-type="float">
            <text:p>0.0</text:p>
          </table:table-cell>
          <table:table-cell office:value-type="float" office:value="17.9" calcext:value-type="float">
            <text:p>17.9</text:p>
          </table:table-cell>
          <table:table-cell table:formula="of:= 5035.12134 * ([.A2] + 0.343343611) / SQRT((([.A2] + 0.343343611)^2 - 2.47140805)^2 + 4.7029352 * ([.A2] + 0.343343611)^2)" office:value-type="float" office:value="700.335835706724" calcext:value-type="float">
            <text:p>700.335835706724</text:p>
          </table:table-cell>
          <table:table-cell table:formula="of:= 2877.85063  * EXP(-0.376284081 * ([.A2] - 0.179368702)) + 501.782009" office:value-type="float" office:value="3580.5739518127" calcext:value-type="float">
            <text:p>3580.573951812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33" calcext:value-type="float">
            <text:p>933</text:p>
          </table:table-cell>
          <table:table-cell table:formula="of:= 5035.12134 * ([.A3] + 0.343343611) / SQRT((([.A3] + 0.343343611)^2 - 2.47140805)^2 + 4.7029352 * ([.A3] + 0.343343611)^2)" office:value-type="float" office:value="903.87612776234" calcext:value-type="float">
            <text:p>903.87612776234</text:p>
          </table:table-cell>
          <table:table-cell table:formula="of:= 2877.85063  * EXP(-0.376284081 * ([.A3] - 0.179368702)) + 501.782009" office:value-type="float" office:value="3466.87645505066" calcext:value-type="float">
            <text:p>3466.8764550506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56" calcext:value-type="float">
            <text:p>1056</text:p>
          </table:table-cell>
          <table:table-cell table:formula="of:= 5035.12134 * ([.A4] + 0.343343611) / SQRT((([.A4] + 0.343343611)^2 - 2.47140805)^2 + 4.7029352 * ([.A4] + 0.343343611)^2)" office:value-type="float" office:value="1105.50312227659" calcext:value-type="float">
            <text:p>1105.50312227659</text:p>
          </table:table-cell>
          <table:table-cell table:formula="of:= 2877.85063  * EXP(-0.376284081 * ([.A4] - 0.179368702)) + 501.782009" office:value-type="float" office:value="3357.37772228764" calcext:value-type="float">
            <text:p>3357.3777222876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64" calcext:value-type="float">
            <text:p>1264</text:p>
          </table:table-cell>
          <table:table-cell table:formula="of:= 5035.12134 * ([.A5] + 0.343343611) / SQRT((([.A5] + 0.343343611)^2 - 2.47140805)^2 + 4.7029352 * ([.A5] + 0.343343611)^2)" office:value-type="float" office:value="1303.05560495269" calcext:value-type="float">
            <text:p>1303.05560495269</text:p>
          </table:table-cell>
          <table:table-cell table:formula="of:= 2877.85063  * EXP(-0.376284081 * ([.A5] - 0.179368702)) + 501.782009" office:value-type="float" office:value="3251.92269629177" calcext:value-type="float">
            <text:p>3251.9226962917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565" calcext:value-type="float">
            <text:p>1565</text:p>
          </table:table-cell>
          <table:table-cell table:formula="of:= 5035.12134 * ([.A6] + 0.343343611) / SQRT((([.A6] + 0.343343611)^2 - 2.47140805)^2 + 4.7029352 * ([.A6] + 0.343343611)^2)" office:value-type="float" office:value="1493.47479791897" calcext:value-type="float">
            <text:p>1493.47479791897</text:p>
          </table:table-cell>
          <table:table-cell table:formula="of:= 2877.85063  * EXP(-0.376284081 * ([.A6] - 0.179368702)) + 501.782009" office:value-type="float" office:value="3150.36204597941" calcext:value-type="float">
            <text:p>3150.3620459794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51" calcext:value-type="float">
            <text:p>1751</text:p>
          </table:table-cell>
          <table:table-cell table:formula="of:= 5035.12134 * ([.A7] + 0.343343611) / SQRT((([.A7] + 0.343343611)^2 - 2.47140805)^2 + 4.7029352 * ([.A7] + 0.343343611)^2)" office:value-type="float" office:value="1672.88960345585" calcext:value-type="float">
            <text:p>1672.88960345585</text:p>
          </table:table-cell>
          <table:table-cell table:formula="of:= 2877.85063  * EXP(-0.376284081 * ([.A7] - 0.179368702)) + 501.782009" office:value-type="float" office:value="3052.55195495282" calcext:value-type="float">
            <text:p>3052.5519549528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824" calcext:value-type="float">
            <text:p>1824</text:p>
          </table:table-cell>
          <table:table-cell table:formula="of:= 5035.12134 * ([.A8] + 0.343343611) / SQRT((([.A8] + 0.343343611)^2 - 2.47140805)^2 + 4.7029352 * ([.A8] + 0.343343611)^2)" office:value-type="float" office:value="1836.90522373973" calcext:value-type="float">
            <text:p>1836.90522373973</text:p>
          </table:table-cell>
          <table:table-cell table:formula="of:= 2877.85063  * EXP(-0.376284081 * ([.A8] - 0.179368702)) + 501.782009" office:value-type="float" office:value="2958.35391784683" calcext:value-type="float">
            <text:p>2958.3539178468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880" calcext:value-type="float">
            <text:p>1880</text:p>
          </table:table-cell>
          <table:table-cell table:formula="of:= 5035.12134 * ([.A9] + 0.343343611) / SQRT((([.A9] + 0.343343611)^2 - 2.47140805)^2 + 4.7029352 * ([.A9] + 0.343343611)^2)" office:value-type="float" office:value="1981.10233636438" calcext:value-type="float">
            <text:p>1981.10233636438</text:p>
          </table:table-cell>
          <table:table-cell table:formula="of:= 2877.85063  * EXP(-0.376284081 * ([.A9] - 0.179368702)) + 501.782009" office:value-type="float" office:value="2867.63454419645" calcext:value-type="float">
            <text:p>2867.6345441964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026" calcext:value-type="float">
            <text:p>2026</text:p>
          </table:table-cell>
          <table:table-cell table:formula="of:= 5035.12134 * ([.A10] + 0.343343611) / SQRT((([.A10] + 0.343343611)^2 - 2.47140805)^2 + 4.7029352 * ([.A10] + 0.343343611)^2)" office:value-type="float" office:value="2101.67326976304" calcext:value-type="float">
            <text:p>2101.67326976304</text:p>
          </table:table-cell>
          <table:table-cell table:formula="of:= 2877.85063  * EXP(-0.376284081 * ([.A10] - 0.179368702)) + 501.782009" office:value-type="float" office:value="2780.26536954731" calcext:value-type="float">
            <text:p>2780.2653695473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182" calcext:value-type="float">
            <text:p>2182</text:p>
          </table:table-cell>
          <table:table-cell table:formula="of:= 5035.12134 * ([.A11] + 0.343343611) / SQRT((([.A11] + 0.343343611)^2 - 2.47140805)^2 + 4.7029352 * ([.A11] + 0.343343611)^2)" office:value-type="float" office:value="2196.0397393258" calcext:value-type="float">
            <text:p>2196.0397393258</text:p>
          </table:table-cell>
          <table:table-cell table:formula="of:= 2877.85063  * EXP(-0.376284081 * ([.A11] - 0.179368702)) + 501.782009" office:value-type="float" office:value="2696.12267354184" calcext:value-type="float">
            <text:p>2696.12267354184</text:p>
          </table:table-cell>
        </table:table-row>
        <table:table-row table:style-name="ro1">
          <table:table-cell office:value-type="float" office:value="1" calcext:value-type="float">
            <text:p>1.0</text:p>
          </table:table-cell>
          <table:table-cell office:value-type="float" office:value="2275" calcext:value-type="float">
            <text:p>2275</text:p>
          </table:table-cell>
          <table:table-cell table:formula="of:= 5035.12134 * ([.A12] + 0.343343611) / SQRT((([.A12] + 0.343343611)^2 - 2.47140805)^2 + 4.7029352 * ([.A12] + 0.343343611)^2)" office:value-type="float" office:value="2263.26772931908" calcext:value-type="float">
            <text:p>2263.26772931908</text:p>
          </table:table-cell>
          <table:table-cell table:formula="of:= 2877.85063  * EXP(-0.376284081 * ([.A12] - 0.179368702)) + 501.782009" office:value-type="float" office:value="2615.08730472325" calcext:value-type="float">
            <text:p>2615.0873047232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350" calcext:value-type="float">
            <text:p>2350</text:p>
          </table:table-cell>
          <table:table-cell table:formula="of:= 5035.12134 * ([.A13] + 0.343343611) / SQRT((([.A13] + 0.343343611)^2 - 2.47140805)^2 + 4.7029352 * ([.A13] + 0.343343611)^2)" office:value-type="float" office:value="2304.15316838935" calcext:value-type="float">
            <text:p>2304.15316838935</text:p>
          </table:table-cell>
          <table:table-cell table:formula="of:= 2877.85063  * EXP(-0.376284081 * ([.A13] - 0.179368702)) + 501.782009" office:value-type="float" office:value="2537.04451180942" calcext:value-type="float">
            <text:p>2537.0445118094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380" calcext:value-type="float">
            <text:p>2380</text:p>
          </table:table-cell>
          <table:table-cell table:formula="of:= 5035.12134 * ([.A14] + 0.343343611) / SQRT((([.A14] + 0.343343611)^2 - 2.47140805)^2 + 4.7029352 * ([.A14] + 0.343343611)^2)" office:value-type="float" office:value="2320.9737435009" calcext:value-type="float">
            <text:p>2320.9737435009</text:p>
          </table:table-cell>
          <table:table-cell table:formula="of:= 2877.85063  * EXP(-0.376284081 * ([.A14] - 0.179368702)) + 501.782009" office:value-type="float" office:value="2461.88378119777" calcext:value-type="float">
            <text:p>2461.8837811977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362" calcext:value-type="float">
            <text:p>2362</text:p>
          </table:table-cell>
          <table:table-cell table:formula="of:= 5035.12134 * ([.A15] + 0.343343611) / SQRT((([.A15] + 0.343343611)^2 - 2.47140805)^2 + 4.7029352 * ([.A15] + 0.343343611)^2)" office:value-type="float" office:value="2317.01774736428" calcext:value-type="float">
            <text:p>2317.01774736428</text:p>
          </table:table-cell>
          <table:table-cell table:formula="of:= 2877.85063  * EXP(-0.376284081 * ([.A15] - 0.179368702)) + 501.782009" office:value-type="float" office:value="2389.49868047085" calcext:value-type="float">
            <text:p>2389.4986804708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329" calcext:value-type="float">
            <text:p>2329</text:p>
          </table:table-cell>
          <table:table-cell table:formula="of:= 5035.12134 * ([.A16] + 0.343343611) / SQRT((([.A16] + 0.343343611)^2 - 2.47140805)^2 + 4.7029352 * ([.A16] + 0.343343611)^2)" office:value-type="float" office:value="2296.04981376725" calcext:value-type="float">
            <text:p>2296.04981376725</text:p>
          </table:table-cell>
          <table:table-cell table:formula="of:= 2877.85063  * EXP(-0.376284081 * ([.A16] - 0.179368702)) + 501.782009" office:value-type="float" office:value="2319.78670768125" calcext:value-type="float">
            <text:p>2319.7867076812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293" calcext:value-type="float">
            <text:p>2293</text:p>
          </table:table-cell>
          <table:table-cell table:formula="of:= 5035.12134 * ([.A17] + 0.343343611) / SQRT((([.A17] + 0.343343611)^2 - 2.47140805)^2 + 4.7029352 * ([.A17] + 0.343343611)^2)" office:value-type="float" office:value="2261.84755967763" calcext:value-type="float">
            <text:p>2261.84755967763</text:p>
          </table:table-cell>
          <table:table-cell table:formula="of:= 2877.85063  * EXP(-0.376284081 * ([.A17] - 0.179368702)) + 501.782009" office:value-type="float" office:value="2252.64914620224" calcext:value-type="float">
            <text:p>2252.6491462022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259" calcext:value-type="float">
            <text:p>2259</text:p>
          </table:table-cell>
          <table:table-cell table:formula="of:= 5035.12134 * ([.A18] + 0.343343611) / SQRT((([.A18] + 0.343343611)^2 - 2.47140805)^2 + 4.7029352 * ([.A18] + 0.343343611)^2)" office:value-type="float" office:value="2217.87835609524" calcext:value-type="float">
            <text:p>2217.87835609524</text:p>
          </table:table-cell>
          <table:table-cell table:formula="of:= 2877.85063  * EXP(-0.376284081 * ([.A18] - 0.179368702)) + 501.782009" office:value-type="float" office:value="2187.9909249387" calcext:value-type="float">
            <text:p>2187.990924938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116" calcext:value-type="float">
            <text:p>2116</text:p>
          </table:table-cell>
          <table:table-cell table:formula="of:= 5035.12134 * ([.A19] + 0.343343611) / SQRT((([.A19] + 0.343343611)^2 - 2.47140805)^2 + 4.7029352 * ([.A19] + 0.343343611)^2)" office:value-type="float" office:value="2167.12372718251" calcext:value-type="float">
            <text:p>2167.12372718251</text:p>
          </table:table-cell>
          <table:table-cell table:formula="of:= 2877.85063  * EXP(-0.376284081 * ([.A19] - 0.179368702)) + 501.782009" office:value-type="float" office:value="2125.72048370033" calcext:value-type="float">
            <text:p>2125.7204837003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081" calcext:value-type="float">
            <text:p>2081</text:p>
          </table:table-cell>
          <table:table-cell table:formula="of:= 5035.12134 * ([.A20] + 0.343343611) / SQRT((([.A20] + 0.343343611)^2 - 2.47140805)^2 + 4.7029352 * ([.A20] + 0.343343611)^2)" office:value-type="float" office:value="2112.0221076542" calcext:value-type="float">
            <text:p>2112.0221076542</text:p>
          </table:table-cell>
          <table:table-cell table:formula="of:= 2877.85063  * EXP(-0.376284081 * ([.A20] - 0.179368702)) + 501.782009" office:value-type="float" office:value="2065.74964354661" calcext:value-type="float">
            <text:p>2065.7496435466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027" calcext:value-type="float">
            <text:p>2027</text:p>
          </table:table-cell>
          <table:table-cell table:formula="of:= 5035.12134 * ([.A21] + 0.343343611) / SQRT((([.A21] + 0.343343611)^2 - 2.47140805)^2 + 4.7029352 * ([.A21] + 0.343343611)^2)" office:value-type="float" office:value="2054.48930351725" calcext:value-type="float">
            <text:p>2054.48930351725</text:p>
          </table:table-cell>
          <table:table-cell table:formula="of:= 2877.85063  * EXP(-0.376284081 * ([.A21] - 0.179368702)) + 501.782009" office:value-type="float" office:value="2007.99348191968" calcext:value-type="float">
            <text:p>2007.99348191968</text:p>
          </table:table-cell>
        </table:table-row>
        <table:table-row table:style-name="ro1">
          <table:table-cell office:value-type="float" office:value="2" calcext:value-type="float">
            <text:p>2.0</text:p>
          </table:table-cell>
          <table:table-cell office:value-type="float" office:value="1973" calcext:value-type="float">
            <text:p>1973</text:p>
          </table:table-cell>
          <table:table-cell table:formula="of:= 5035.12134 * ([.A22] + 0.343343611) / SQRT((([.A22] + 0.343343611)^2 - 2.47140805)^2 + 4.7029352 * ([.A22] + 0.343343611)^2)" office:value-type="float" office:value="1995.98036400777" calcext:value-type="float">
            <text:p>1995.98036400777</text:p>
          </table:table-cell>
          <table:table-cell table:formula="of:= 2877.85063  * EXP(-0.376284081 * ([.A22] - 0.179368702)) + 501.782009" office:value-type="float" office:value="1952.37021238859" calcext:value-type="float">
            <text:p>1952.37021238859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914" calcext:value-type="float">
            <text:p>1914</text:p>
          </table:table-cell>
          <table:table-cell table:formula="of:= 5035.12134 * ([.A23] + 0.343343611) / SQRT((([.A23] + 0.343343611)^2 - 2.47140805)^2 + 4.7029352 * ([.A23] + 0.343343611)^2)" office:value-type="float" office:value="1937.56689033881" calcext:value-type="float">
            <text:p>1937.56689033881</text:p>
          </table:table-cell>
          <table:table-cell table:formula="of:= 2877.85063  * EXP(-0.376284081 * ([.A23] - 0.179368702)) + 501.782009" office:value-type="float" office:value="1898.80106883446" calcext:value-type="float">
            <text:p>1898.8010688344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845" calcext:value-type="float">
            <text:p>1845</text:p>
          </table:table-cell>
          <table:table-cell table:formula="of:= 5035.12134 * ([.A24] + 0.343343611) / SQRT((([.A24] + 0.343343611)^2 - 2.47140805)^2 + 4.7029352 * ([.A24] + 0.343343611)^2)" office:value-type="float" office:value="1880.01405899556" calcext:value-type="float">
            <text:p>1880.01405899556</text:p>
          </table:table-cell>
          <table:table-cell table:formula="of:= 2877.85063  * EXP(-0.376284081 * ([.A24] - 0.179368702)) + 501.782009" office:value-type="float" office:value="1847.21019391262" calcext:value-type="float">
            <text:p>1847.2101939126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810" calcext:value-type="float">
            <text:p>1810</text:p>
          </table:table-cell>
          <table:table-cell table:formula="of:= 5035.12134 * ([.A25] + 0.343343611) / SQRT((([.A25] + 0.343343611)^2 - 2.47140805)^2 + 4.7029352 * ([.A25] + 0.343343611)^2)" office:value-type="float" office:value="1823.84940468594" calcext:value-type="float">
            <text:p>1823.84940468594</text:p>
          </table:table-cell>
          <table:table-cell table:formula="of:= 2877.85063  * EXP(-0.376284081 * ([.A25] - 0.179368702)) + 501.782009" office:value-type="float" office:value="1797.5245316337" calcext:value-type="float">
            <text:p>1797.524531633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733" calcext:value-type="float">
            <text:p>1733</text:p>
          </table:table-cell>
          <table:table-cell table:formula="of:= 5035.12134 * ([.A26] + 0.343343611) / SQRT((([.A26] + 0.343343611)^2 - 2.47140805)^2 + 4.7029352 * ([.A26] + 0.343343611)^2)" office:value-type="float" office:value="1769.42040408276" calcext:value-type="float">
            <text:p>1769.42040408276</text:p>
          </table:table-cell>
          <table:table-cell table:formula="of:= 2877.85063  * EXP(-0.376284081 * ([.A26] - 0.179368702)) + 501.782009" office:value-type="float" office:value="1749.67372391169" calcext:value-type="float">
            <text:p>1749.6737239116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697" calcext:value-type="float">
            <text:p>1697</text:p>
          </table:table-cell>
          <table:table-cell table:formula="of:= 5035.12134 * ([.A27] + 0.343343611) / SQRT((([.A27] + 0.343343611)^2 - 2.47140805)^2 + 4.7029352 * ([.A27] + 0.343343611)^2)" office:value-type="float" office:value="1716.9407043567" calcext:value-type="float">
            <text:p>1716.9407043567</text:p>
          </table:table-cell>
          <table:table-cell table:formula="of:= 2877.85063  * EXP(-0.376284081 * ([.A27] - 0.179368702)) + 501.782009" office:value-type="float" office:value="1703.5900109324" calcext:value-type="float">
            <text:p>1703.590010932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643" calcext:value-type="float">
            <text:p>1643</text:p>
          </table:table-cell>
          <table:table-cell table:formula="of:= 5035.12134 * ([.A28] + 0.343343611) / SQRT((([.A28] + 0.343343611)^2 - 2.47140805)^2 + 4.7029352 * ([.A28] + 0.343343611)^2)" office:value-type="float" office:value="1666.52618110245" calcext:value-type="float">
            <text:p>1666.52618110245</text:p>
          </table:table-cell>
          <table:table-cell table:formula="of:= 2877.85063  * EXP(-0.376284081 * ([.A28] - 0.179368702)) + 501.782009" office:value-type="float" office:value="1659.20813520115" calcext:value-type="float">
            <text:p>1659.2081352011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607" calcext:value-type="float">
            <text:p>1607</text:p>
          </table:table-cell>
          <table:table-cell table:formula="of:= 5035.12134 * ([.A29] + 0.343343611) / SQRT((([.A29] + 0.343343611)^2 - 2.47140805)^2 + 4.7029352 * ([.A29] + 0.343343611)^2)" office:value-type="float" office:value="1618.22248759058" calcext:value-type="float">
            <text:p>1618.22248759058</text:p>
          </table:table-cell>
          <table:table-cell table:formula="of:= 2877.85063  * EXP(-0.376284081 * ([.A29] - 0.179368702)) + 501.782009" office:value-type="float" office:value="1616.46524913401" calcext:value-type="float">
            <text:p>1616.46524913401</text:p>
          </table:table-cell>
        </table:table-row>
        <table:table-row table:style-name="ro1">
          <table:table-cell office:value-type="float" office:value="3" calcext:value-type="float">
            <text:p>3.0</text:p>
          </table:table-cell>
          <table:table-cell office:value-type="float" office:value="1489" calcext:value-type="float">
            <text:p>1489</text:p>
          </table:table-cell>
          <table:table-cell table:formula="of:= 5035.12134 * ([.A30] + 0.343343611) / SQRT((([.A30] + 0.343343611)^2 - 2.47140805)^2 + 4.7029352 * ([.A30] + 0.343343611)^2)" office:value-type="float" office:value="1485.77880938802" calcext:value-type="float">
            <text:p>1485.77880938802</text:p>
          </table:table-cell>
          <table:table-cell table:formula="of:= 2877.85063  * EXP(-0.376284081 * ([.A30] - 0.179368702)) + 501.782009" office:value-type="float" office:value="1497.47635570346" calcext:value-type="float">
            <text:p>1497.4763557034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395" calcext:value-type="float">
            <text:p>1395</text:p>
          </table:table-cell>
          <table:table-cell table:formula="of:= 5035.12134 * ([.A31] + 0.343343611) / SQRT((([.A31] + 0.343343611)^2 - 2.47140805)^2 + 4.7029352 * ([.A31] + 0.343343611)^2)" office:value-type="float" office:value="1370.68040147909" calcext:value-type="float">
            <text:p>1370.68040147909</text:p>
          </table:table-cell>
          <table:table-cell table:formula="of:= 2877.85063  * EXP(-0.376284081 * ([.A31] - 0.179368702)) + 501.782009" office:value-type="float" office:value="1391.18914850094" calcext:value-type="float">
            <text:p>1391.18914850094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244" calcext:value-type="float">
            <text:p>1244</text:p>
          </table:table-cell>
          <table:table-cell table:formula="of:= 5035.12134 * ([.A32] + 0.343343611) / SQRT((([.A32] + 0.343343611)^2 - 2.47140805)^2 + 4.7029352 * ([.A32] + 0.343343611)^2)" office:value-type="float" office:value="1240.22479742728" calcext:value-type="float">
            <text:p>1240.22479742728</text:p>
          </table:table-cell>
          <table:table-cell table:formula="of:= 2877.85063  * EXP(-0.376284081 * ([.A32] - 0.179368702)) + 501.782009" office:value-type="float" office:value="1266.9087334376" calcext:value-type="float">
            <text:p>1266.9087334376</text:p>
          </table:table-cell>
        </table:table-row>
        <table:table-row table:style-name="ro1">
          <table:table-cell office:value-type="float" office:value="4" calcext:value-type="float">
            <text:p>4.0</text:p>
          </table:table-cell>
          <table:table-cell office:value-type="float" office:value="1164" calcext:value-type="float">
            <text:p>1164</text:p>
          </table:table-cell>
          <table:table-cell table:formula="of:= 5035.12134 * ([.A33] + 0.343343611) / SQRT((([.A33] + 0.343343611)^2 - 2.47140805)^2 + 4.7029352 * ([.A33] + 0.343343611)^2)" office:value-type="float" office:value="1156.70397434115" calcext:value-type="float">
            <text:p>1156.70397434115</text:p>
          </table:table-cell>
          <table:table-cell table:formula="of:= 2877.85063  * EXP(-0.376284081 * ([.A33] - 0.179368702)) + 501.782009" office:value-type="float" office:value="1185.23388717004" calcext:value-type="float">
            <text:p>1185.23388717004</text:p>
          </table:table-cell>
        </table:table-row>
        <table:table-row table:style-name="ro1">
          <table:table-cell table:style-name="Default" office:value-type="float" office:value="4.3" calcext:value-type="float">
            <text:p>4.3</text:p>
          </table:table-cell>
          <table:table-cell office:value-type="float" office:value="1090" calcext:value-type="float">
            <text:p>1090</text:p>
          </table:table-cell>
          <table:table-cell table:formula="of:= 5035.12134 * ([.A34] + 0.343343611) / SQRT((([.A34] + 0.343343611)^2 - 2.47140805)^2 + 4.7029352 * ([.A34] + 0.343343611)^2)" office:value-type="float" office:value="1083.28415367861" calcext:value-type="float">
            <text:p>1083.28415367861</text:p>
          </table:table-cell>
          <table:table-cell table:formula="of:= 2877.85063  * EXP(-0.376284081 * ([.A34] - 0.179368702)) + 501.782009" office:value-type="float" office:value="1112.27757117958" calcext:value-type="float">
            <text:p>1112.27757117958</text:p>
          </table:table-cell>
        </table:table-row>
        <table:table-row table:style-name="ro1">
          <table:table-cell table:style-name="Default" office:value-type="float" office:value="4.7" calcext:value-type="float">
            <text:p>4.7</text:p>
          </table:table-cell>
          <table:table-cell office:value-type="float" office:value="1024" calcext:value-type="float">
            <text:p>1024</text:p>
          </table:table-cell>
          <table:table-cell table:formula="of:= 5035.12134 * ([.A35] + 0.343343611) / SQRT((([.A35] + 0.343343611)^2 - 2.47140805)^2 + 4.7029352 * ([.A35] + 0.343343611)^2)" office:value-type="float" office:value="998.364731546758" calcext:value-type="float">
            <text:p>998.364731546758</text:p>
          </table:table-cell>
          <table:table-cell table:formula="of:= 2877.85063  * EXP(-0.376284081 * ([.A35] - 0.179368702)) + 501.782009" office:value-type="float" office:value="1026.9705857819" calcext:value-type="float">
            <text:p>1026.9705857819</text:p>
          </table:table-cell>
        </table:table-row>
        <table:table-row table:style-name="ro1">
          <table:table-cell office:value-type="float" office:value="5" calcext:value-type="float">
            <text:p>5.0</text:p>
          </table:table-cell>
          <table:table-cell office:value-type="float" office:value="977" calcext:value-type="float">
            <text:p>977</text:p>
          </table:table-cell>
          <table:table-cell table:formula="of:= 5035.12134 * ([.A36] + 0.343343611) / SQRT((([.A36] + 0.343343611)^2 - 2.47140805)^2 + 4.7029352 * ([.A36] + 0.343343611)^2)" office:value-type="float" office:value="942.745202761003" calcext:value-type="float">
            <text:p>942.745202761003</text:p>
          </table:table-cell>
          <table:table-cell table:formula="of:= 2877.85063  * EXP(-0.376284081 * ([.A36] - 0.179368702)) + 501.782009" office:value-type="float" office:value="970.908374255211" calcext:value-type="float">
            <text:p>970.908374255211</text:p>
          </table:table-cell>
        </table:table-row>
        <table:table-row table:style-name="ro1">
          <table:table-cell table:style-name="Default" office:value-type="float" office:value="5.3" calcext:value-type="float">
            <text:p>5.3</text:p>
          </table:table-cell>
          <table:table-cell office:value-type="float" office:value="917" calcext:value-type="float">
            <text:p>917</text:p>
          </table:table-cell>
          <table:table-cell table:formula="of:= 5035.12134 * ([.A37] + 0.343343611) / SQRT((([.A37] + 0.343343611)^2 - 2.47140805)^2 + 4.7029352 * ([.A37] + 0.343343611)^2)" office:value-type="float" office:value="892.897540792175" calcext:value-type="float">
            <text:p>892.897540792175</text:p>
          </table:table-cell>
          <table:table-cell table:formula="of:= 2877.85063  * EXP(-0.376284081 * ([.A37] - 0.179368702)) + 501.782009" office:value-type="float" office:value="920.830625643773" calcext:value-type="float">
            <text:p>920.830625643773</text:p>
          </table:table-cell>
        </table:table-row>
        <table:table-row table:style-name="ro1">
          <table:table-cell table:style-name="Default" office:value-type="float" office:value="5.7" calcext:value-type="float">
            <text:p>5.7</text:p>
          </table:table-cell>
          <table:table-cell office:value-type="float" office:value="882" calcext:value-type="float">
            <text:p>882</text:p>
          </table:table-cell>
          <table:table-cell table:formula="of:= 5035.12134 * ([.A38] + 0.343343611) / SQRT((([.A38] + 0.343343611)^2 - 2.47140805)^2 + 4.7029352 * ([.A38] + 0.343343611)^2)" office:value-type="float" office:value="833.997971262675" calcext:value-type="float">
            <text:p>833.997971262675</text:p>
          </table:table-cell>
          <table:table-cell table:formula="of:= 2877.85063  * EXP(-0.376284081 * ([.A38] - 0.179368702)) + 501.782009" office:value-type="float" office:value="862.275287266988" calcext:value-type="float">
            <text:p>862.275287266988</text:p>
          </table:table-cell>
        </table:table-row>
        <table:table-row table:style-name="ro1">
          <table:table-cell office:value-type="float" office:value="6" calcext:value-type="float">
            <text:p>6.0</text:p>
          </table:table-cell>
          <table:table-cell office:value-type="float" office:value="843" calcext:value-type="float">
            <text:p>843</text:p>
          </table:table-cell>
          <table:table-cell table:formula="of:= 5035.12134 * ([.A39] + 0.343343611) / SQRT((([.A39] + 0.343343611)^2 - 2.47140805)^2 + 4.7029352 * ([.A39] + 0.343343611)^2)" office:value-type="float" office:value="794.63482848016" calcext:value-type="float">
            <text:p>794.63482848016</text:p>
          </table:table-cell>
          <table:table-cell table:formula="of:= 2877.85063  * EXP(-0.376284081 * ([.A39] - 0.179368702)) + 501.782009" office:value-type="float" office:value="823.793775456526" calcext:value-type="float">
            <text:p>823.793775456526</text:p>
          </table:table-cell>
        </table:table-row>
        <table:table-row table:style-name="ro1">
          <table:table-cell office:value-type="float" office:value="7" calcext:value-type="float">
            <text:p>7.0</text:p>
          </table:table-cell>
          <table:table-cell office:value-type="float" office:value="736" calcext:value-type="float">
            <text:p>736</text:p>
          </table:table-cell>
          <table:table-cell table:formula="of:= 5035.12134 * ([.A40] + 0.343343611) / SQRT((([.A40] + 0.343343611)^2 - 2.47140805)^2 + 4.7029352 * ([.A40] + 0.343343611)^2)" office:value-type="float" office:value="686.477882022575" calcext:value-type="float">
            <text:p>686.477882022575</text:p>
          </table:table-cell>
          <table:table-cell table:formula="of:= 2877.85063  * EXP(-0.376284081 * ([.A40] - 0.179368702)) + 501.782009" office:value-type="float" office:value="722.813239423476" calcext:value-type="float">
            <text:p>722.813239423476</text:p>
          </table:table-cell>
        </table:table-row>
        <table:table-row table:style-name="ro1">
          <table:table-cell office:value-type="float" office:value="8" calcext:value-type="float">
            <text:p>8.0</text:p>
          </table:table-cell>
          <table:table-cell office:value-type="float" office:value="653" calcext:value-type="float">
            <text:p>653</text:p>
          </table:table-cell>
          <table:table-cell table:formula="of:= 5035.12134 * ([.A41] + 0.343343611) / SQRT((([.A41] + 0.343343611)^2 - 2.47140805)^2 + 4.7029352 * ([.A41] + 0.343343611)^2)" office:value-type="float" office:value="604.150188186538" calcext:value-type="float">
            <text:p>604.150188186538</text:p>
          </table:table-cell>
          <table:table-cell table:formula="of:= 2877.85063  * EXP(-0.376284081 * ([.A41] - 0.179368702)) + 501.782009" office:value-type="float" office:value="653.499461315866" calcext:value-type="float">
            <text:p>653.499461315866</text:p>
          </table:table-cell>
        </table:table-row>
        <table:table-row table:style-name="ro1">
          <table:table-cell office:value-type="float" office:value="9" calcext:value-type="float">
            <text:p>9.0</text:p>
          </table:table-cell>
          <table:table-cell office:value-type="float" office:value="588" calcext:value-type="float">
            <text:p>588</text:p>
          </table:table-cell>
          <table:table-cell table:formula="of:= 5035.12134 * ([.A42] + 0.343343611) / SQRT((([.A42] + 0.343343611)^2 - 2.47140805)^2 + 4.7029352 * ([.A42] + 0.343343611)^2)" office:value-type="float" office:value="539.424519538224" calcext:value-type="float">
            <text:p>539.424519538224</text:p>
          </table:table-cell>
          <table:table-cell table:formula="of:= 2877.85063  * EXP(-0.376284081 * ([.A42] - 0.179368702)) + 501.782009" office:value-type="float" office:value="605.921977334413" calcext:value-type="float">
            <text:p>605.921977334413</text:p>
          </table:table-cell>
        </table:table-row>
        <table:table-row table:style-name="ro1">
          <table:table-cell office:value-type="float" office:value="10" calcext:value-type="float">
            <text:p>10.0</text:p>
          </table:table-cell>
          <table:table-cell office:value-type="float" office:value="531" calcext:value-type="float">
            <text:p>531</text:p>
          </table:table-cell>
          <table:table-cell table:formula="of:= 5035.12134 * ([.A43] + 0.343343611) / SQRT((([.A43] + 0.343343611)^2 - 2.47140805)^2 + 4.7029352 * ([.A43] + 0.343343611)^2)" office:value-type="float" office:value="487.214623751373" calcext:value-type="float">
            <text:p>487.214623751373</text:p>
          </table:table-cell>
          <table:table-cell table:formula="of:= 2877.85063  * EXP(-0.376284081 * ([.A43] - 0.179368702)) + 501.782009" office:value-type="float" office:value="573.264444534929" calcext:value-type="float">
            <text:p>573.264444534929</text:p>
          </table:table-cell>
        </table:table-row>
        <table:table-row table:style-name="ro1">
          <table:table-cell office:value-type="float" office:value="11" calcext:value-type="float">
            <text:p>11.0</text:p>
          </table:table-cell>
          <table:table-cell office:value-type="float" office:value="490" calcext:value-type="float">
            <text:p>490</text:p>
          </table:table-cell>
          <table:table-cell table:formula="of:= 5035.12134 * ([.A44] + 0.343343611) / SQRT((([.A44] + 0.343343611)^2 - 2.47140805)^2 + 4.7029352 * ([.A44] + 0.343343611)^2)" office:value-type="float" office:value="444.21560710781" calcext:value-type="float">
            <text:p>444.21560710781</text:p>
          </table:table-cell>
          <table:table-cell table:formula="of:= 2877.85063  * EXP(-0.376284081 * ([.A44] - 0.179368702)) + 501.782009" office:value-type="float" office:value="550.848075292597" calcext:value-type="float">
            <text:p>550.848075292597</text:p>
          </table:table-cell>
        </table:table-row>
        <table:table-row table:style-name="ro1">
          <table:table-cell office:value-type="float" office:value="12" calcext:value-type="float">
            <text:p>12.0</text:p>
          </table:table-cell>
          <table:table-cell office:value-type="float" office:value="438" calcext:value-type="float">
            <text:p>438</text:p>
          </table:table-cell>
          <table:table-cell table:formula="of:= 5035.12134 * ([.A45] + 0.343343611) / SQRT((([.A45] + 0.343343611)^2 - 2.47140805)^2 + 4.7029352 * ([.A45] + 0.343343611)^2)" office:value-type="float" office:value="408.189718026505" calcext:value-type="float">
            <text:p>408.189718026505</text:p>
          </table:table-cell>
          <table:table-cell table:formula="of:= 2877.85063  * EXP(-0.376284081 * ([.A45] - 0.179368702)) + 501.782009" office:value-type="float" office:value="535.46131557949" calcext:value-type="float">
            <text:p>535.46131557949</text:p>
          </table:table-cell>
        </table:table-row>
        <table:table-row table:style-name="ro1">
          <table:table-cell office:value-type="float" office:value="13" calcext:value-type="float">
            <text:p>13.0</text:p>
          </table:table-cell>
          <table:table-cell office:value-type="float" office:value="416" calcext:value-type="float">
            <text:p>416</text:p>
          </table:table-cell>
          <table:table-cell table:formula="of:= 5035.12134 * ([.A46] + 0.343343611) / SQRT((([.A46] + 0.343343611)^2 - 2.47140805)^2 + 4.7029352 * ([.A46] + 0.343343611)^2)" office:value-type="float" office:value="377.56883547164" calcext:value-type="float">
            <text:p>377.56883547164</text:p>
          </table:table-cell>
          <table:table-cell table:formula="of:= 2877.85063  * EXP(-0.376284081 * ([.A46] - 0.179368702)) + 501.782009" office:value-type="float" office:value="524.899731234163" calcext:value-type="float">
            <text:p>524.899731234163</text:p>
          </table:table-cell>
        </table:table-row>
        <table:table-row table:style-name="ro1">
          <table:table-cell office:value-type="float" office:value="14" calcext:value-type="float">
            <text:p>14.0</text:p>
          </table:table-cell>
          <table:table-cell office:value-type="float" office:value="378" calcext:value-type="float">
            <text:p>378</text:p>
          </table:table-cell>
          <table:table-cell table:formula="of:= 5035.12134 * ([.A47] + 0.343343611) / SQRT((([.A47] + 0.343343611)^2 - 2.47140805)^2 + 4.7029352 * ([.A47] + 0.343343611)^2)" office:value-type="float" office:value="351.221834916935" calcext:value-type="float">
            <text:p>351.221834916935</text:p>
          </table:table-cell>
          <table:table-cell table:formula="of:= 2877.85063  * EXP(-0.376284081 * ([.A47] - 0.179368702)) + 501.782009" office:value-type="float" office:value="517.650182533637" calcext:value-type="float">
            <text:p>517.650182533637</text:p>
          </table:table-cell>
        </table:table-row>
        <table:table-row table:style-name="ro1">
          <table:table-cell office:value-type="float" office:value="15" calcext:value-type="float">
            <text:p>15.0</text:p>
          </table:table-cell>
          <table:table-cell office:value-type="float" office:value="359" calcext:value-type="float">
            <text:p>359</text:p>
          </table:table-cell>
          <table:table-cell table:formula="of:= 5035.12134 * ([.A48] + 0.343343611) / SQRT((([.A48] + 0.343343611)^2 - 2.47140805)^2 + 4.7029352 * ([.A48] + 0.343343611)^2)" office:value-type="float" office:value="328.312450037865" calcext:value-type="float">
            <text:p>328.312450037865</text:p>
          </table:table-cell>
          <table:table-cell table:formula="of:= 2877.85063  * EXP(-0.376284081 * ([.A48] - 0.179368702)) + 501.782009" office:value-type="float" office:value="512.674039310907" calcext:value-type="float">
            <text:p>512.674039310907</text:p>
          </table:table-cell>
        </table:table-row>
        <table:table-row table:style-name="ro1">
          <table:table-cell office:value-type="float" office:value="16" calcext:value-type="float">
            <text:p>16.0</text:p>
          </table:table-cell>
          <table:table-cell office:value-type="float" office:value="339" calcext:value-type="float">
            <text:p>339</text:p>
          </table:table-cell>
          <table:table-cell table:formula="of:= 5035.12134 * ([.A49] + 0.343343611) / SQRT((([.A49] + 0.343343611)^2 - 2.47140805)^2 + 4.7029352 * ([.A49] + 0.343343611)^2)" office:value-type="float" office:value="308.209148820766" calcext:value-type="float">
            <text:p>308.209148820766</text:p>
          </table:table-cell>
          <table:table-cell table:formula="of:= 2877.85063  * EXP(-0.376284081 * ([.A49] - 0.179368702)) + 501.782009" office:value-type="float" office:value="509.258378226882" calcext:value-type="float">
            <text:p>509.258378226882</text:p>
          </table:table-cell>
        </table:table-row>
        <table:table-row table:style-name="ro1">
          <table:table-cell office:value-type="float" office:value="17" calcext:value-type="float">
            <text:p>17.0</text:p>
          </table:table-cell>
          <table:table-cell office:value-type="float" office:value="313" calcext:value-type="float">
            <text:p>313</text:p>
          </table:table-cell>
          <table:table-cell table:formula="of:= 5035.12134 * ([.A50] + 0.343343611) / SQRT((([.A50] + 0.343343611)^2 - 2.47140805)^2 + 4.7029352 * ([.A50] + 0.343343611)^2)" office:value-type="float" office:value="290.426128597435" calcext:value-type="float">
            <text:p>290.426128597435</text:p>
          </table:table-cell>
          <table:table-cell table:formula="of:= 2877.85063  * EXP(-0.376284081 * ([.A50] - 0.179368702)) + 501.782009" office:value-type="float" office:value="506.913843490095" calcext:value-type="float">
            <text:p>506.913843490095</text:p>
          </table:table-cell>
        </table:table-row>
        <table:table-row table:style-name="ro1" table:number-rows-repeated="4">
          <table:table-cell table:style-name="Default"/>
          <table:table-cell table:number-columns-repeated="3"/>
        </table:table-row>
        <table:table-row table:style-name="ro1" table:number-rows-repeated="104852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0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14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.00.0000</text:date>, <text:time style:data-style-name="N2" text:time-value="10:00:52.2882210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5:07:15.296944921</meta:creation-date>
    <dc:date>2022-03-18T14:24:28.555432123</dc:date>
    <meta:editing-duration>PT5H39M45S</meta:editing-duration>
    <meta:editing-cycles>11</meta:editing-cycles>
    <meta:generator>LibreOffice/7.2.5.2.0$Linux_X86_64 LibreOffice_project/20$Build-2</meta:generator>
    <meta:document-statistic meta:table-count="3" meta:cell-count="28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CH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982cm" svg:y="3.955cm" style:legend-expansion="high" chart:style-name="ch2"/>
        <chart:plot-area chart:style-name="ch3" table:cell-range-address="Sheet1.A2:Sheet1.B14" chart:data-source-has-labels="row" svg:x="0.374cm" svg:y="0.204cm" svg:width="12.585cm" svg:height="8.646cm">
          <chart:coordinate-region svg:x="1.366cm" svg:y="0.404cm" svg:width="11.406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4" loext:label-string="&quot;adc(vbat)&quot;" chart:class="chart:scatter">
            <chart:domain table:cell-range-address="Sheet1.A2:Sheet1.A14"/>
            <chart:regression-curve chart:style-name="ch8">
              <chart:equation chart:display-equation="true" chart:display-r-square="false"/>
            </chart:regression-curve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(vbat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5">
                <text:p>4.35</text:p>
                <draw:g>
                  <svg:desc>Sheet1.A2:Sheet1.A14</svg:desc>
                </draw:g>
              </table:table-cell>
              <table:table-cell office:value-type="float" office:value="3488">
                <text:p>3488</text:p>
                <draw:g>
                  <svg:desc>Sheet1.B2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7">
                <text:p>4.97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9">
                <text:p>5.5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12">
                <text:p>6.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190">
                <text:p>51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16">
                <text:p>7.16</text:p>
              </table:table-cell>
              <table:table-cell office:value-type="float" office:value="5710">
                <text:p>57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61">
                <text:p>7.61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4">
                <text:p>8.04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56">
                <text:p>8.56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170">
                <text:p>71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6">
                <text:p>9.6</text:p>
              </table:table-cell>
              <table:table-cell office:value-type="float" office:value="7730">
                <text:p>77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2">
                <text:p>10.2</text:p>
              </table:table-cell>
              <table:table-cell office:value-type="float" office:value="8140">
                <text:p>81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0000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135cm" svg:y="3.954cm" style:legend-expansion="high" chart:style-name="ch2"/>
        <chart:plot-area chart:style-name="ch3" table:cell-range-address="Sheet2.A1:Sheet2.A10 Sheet2.C1:Sheet2.C10" svg:x="0.319cm" svg:y="0.18cm" svg:width="10.497cm" svg:height="8.645cm">
          <chart:coordinate-region svg:x="1.046cm" svg:y="0.38cm" svg:width="9.094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1:Sheet2.C10" chart:class="chart:scatter">
            <chart:domain table:cell-range-address="Sheet2.A1:Sheet2.A10"/>
            <chart:regression-curve chart:style-name="ch8"/>
            <chart:data-point chart:style-name="ch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">
                <text:p>1.1</text:p>
                <draw:g>
                  <svg:desc>Sheet2.A1:Sheet2.A10</svg:desc>
                </draw:g>
              </table:table-cell>
              <table:table-cell office:value-type="float" office:value="8.7">
                <text:p>8.7</text:p>
                <draw:g>
                  <svg:desc>Sheet2.C1:Sheet2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6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36cm" svg:height="13.972cm" xlink:href=".." xlink:type="simple" chart:class="chart:scatter" chart:style-name="ch1">
        <chart:legend chart:legend-position="end" svg:x="21.984cm" svg:y="6.189cm" style:legend-expansion="high" chart:style-name="ch2"/>
        <chart:plot-area chart:style-name="ch3" table:cell-range-address="'ir sensor'.A2:'ir sensor'.B46 'ir sensor'.C2:'ir sensor'.D50" svg:x="0.496cm" svg:y="0.279cm" svg:width="20.992cm" svg:height="13.414cm">
          <chart:coordinate-region svg:x="1.488cm" svg:y="0.479cm" svg:width="19.668cm" svg:height="12.5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r sensor'.B2:'ir sensor'.B46" chart:class="chart:scatter">
            <chart:domain table:cell-range-address="'ir sensor'.A2:'ir sensor'.A46"/>
            <chart:data-point chart:repeated="45"/>
          </chart:series>
          <chart:series chart:style-name="ch8" chart:values-cell-range-address="'ir sensor'.C2:'ir sensor'.C50" chart:class="chart:scatter">
            <chart:domain table:cell-range-address="'ir sensor'.A2:'ir sensor'.A50"/>
            <chart:data-point chart:repeated="49"/>
          </chart:series>
          <chart:series chart:style-name="ch9" chart:values-cell-range-address="'ir sensor'.D2:'ir sensor'.D50" chart:class="chart:scatter">
            <chart:domain table:cell-range-address="'ir sensor'.A2:'ir sensor'.A50"/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r sensor'.A2:'ir sensor'.A46</svg:desc>
                </draw:g>
              </table:table-cell>
              <table:table-cell office:value-type="float" office:value="17.9">
                <text:p>17.9</text:p>
                <draw:g>
                  <svg:desc>'ir sensor'.B2:'ir sensor'.B46</svg:desc>
                </draw:g>
              </table:table-cell>
              <table:table-cell office:value-type="float" office:value="0">
                <text:p>0</text:p>
                <draw:g>
                  <svg:desc>'ir sensor'.A2:'ir sensor'.A50</svg:desc>
                </draw:g>
              </table:table-cell>
              <table:table-cell office:value-type="float" office:value="700.335835706724">
                <text:p>700.335835706724</text:p>
                <draw:g>
                  <svg:desc>'ir sensor'.C2:'ir sensor'.C50</svg:desc>
                </draw:g>
              </table:table-cell>
              <table:table-cell office:value-type="float" office:value="0">
                <text:p>0</text:p>
                <draw:g>
                  <svg:desc>'ir sensor'.A2:'ir sensor'.A50</svg:desc>
                </draw:g>
              </table:table-cell>
              <table:table-cell office:value-type="float" office:value="3580.5739518127">
                <text:p>3580.5739518127</text:p>
                <draw:g>
                  <svg:desc>'ir sensor'.D2:'ir sensor'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933">
                <text:p>933</text:p>
              </table:table-cell>
              <table:table-cell office:value-type="float" office:value="0.1">
                <text:p>0.1</text:p>
              </table:table-cell>
              <table:table-cell office:value-type="float" office:value="903.87612776234">
                <text:p>903.87612776234</text:p>
              </table:table-cell>
              <table:table-cell office:value-type="float" office:value="0.1">
                <text:p>0.1</text:p>
              </table:table-cell>
              <table:table-cell office:value-type="float" office:value="3466.87645505066">
                <text:p>3466.87645505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056">
                <text:p>1056</text:p>
              </table:table-cell>
              <table:table-cell office:value-type="float" office:value="0.2">
                <text:p>0.2</text:p>
              </table:table-cell>
              <table:table-cell office:value-type="float" office:value="1105.50312227659">
                <text:p>1105.50312227659</text:p>
              </table:table-cell>
              <table:table-cell office:value-type="float" office:value="0.2">
                <text:p>0.2</text:p>
              </table:table-cell>
              <table:table-cell office:value-type="float" office:value="3357.37772228764">
                <text:p>3357.377722287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264">
                <text:p>1264</text:p>
              </table:table-cell>
              <table:table-cell office:value-type="float" office:value="0.3">
                <text:p>0.3</text:p>
              </table:table-cell>
              <table:table-cell office:value-type="float" office:value="1303.05560495269">
                <text:p>1303.05560495269</text:p>
              </table:table-cell>
              <table:table-cell office:value-type="float" office:value="0.3">
                <text:p>0.3</text:p>
              </table:table-cell>
              <table:table-cell office:value-type="float" office:value="3251.92269629177">
                <text:p>3251.922696291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565">
                <text:p>1565</text:p>
              </table:table-cell>
              <table:table-cell office:value-type="float" office:value="0.4">
                <text:p>0.4</text:p>
              </table:table-cell>
              <table:table-cell office:value-type="float" office:value="1493.47479791897">
                <text:p>1493.47479791897</text:p>
              </table:table-cell>
              <table:table-cell office:value-type="float" office:value="0.4">
                <text:p>0.4</text:p>
              </table:table-cell>
              <table:table-cell office:value-type="float" office:value="3150.36204597941">
                <text:p>3150.36204597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751">
                <text:p>1751</text:p>
              </table:table-cell>
              <table:table-cell office:value-type="float" office:value="0.5">
                <text:p>0.5</text:p>
              </table:table-cell>
              <table:table-cell office:value-type="float" office:value="1672.88960345585">
                <text:p>1672.88960345585</text:p>
              </table:table-cell>
              <table:table-cell office:value-type="float" office:value="0.5">
                <text:p>0.5</text:p>
              </table:table-cell>
              <table:table-cell office:value-type="float" office:value="3052.55195495282">
                <text:p>3052.551954952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824">
                <text:p>1824</text:p>
              </table:table-cell>
              <table:table-cell office:value-type="float" office:value="0.6">
                <text:p>0.6</text:p>
              </table:table-cell>
              <table:table-cell office:value-type="float" office:value="1836.90522373973">
                <text:p>1836.90522373973</text:p>
              </table:table-cell>
              <table:table-cell office:value-type="float" office:value="0.6">
                <text:p>0.6</text:p>
              </table:table-cell>
              <table:table-cell office:value-type="float" office:value="2958.35391784683">
                <text:p>2958.353917846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880">
                <text:p>1880</text:p>
              </table:table-cell>
              <table:table-cell office:value-type="float" office:value="0.7">
                <text:p>0.7</text:p>
              </table:table-cell>
              <table:table-cell office:value-type="float" office:value="1981.10233636438">
                <text:p>1981.10233636438</text:p>
              </table:table-cell>
              <table:table-cell office:value-type="float" office:value="0.7">
                <text:p>0.7</text:p>
              </table:table-cell>
              <table:table-cell office:value-type="float" office:value="2867.63454419645">
                <text:p>2867.634544196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026">
                <text:p>2026</text:p>
              </table:table-cell>
              <table:table-cell office:value-type="float" office:value="0.8">
                <text:p>0.8</text:p>
              </table:table-cell>
              <table:table-cell office:value-type="float" office:value="2101.67326976304">
                <text:p>2101.67326976304</text:p>
              </table:table-cell>
              <table:table-cell office:value-type="float" office:value="0.8">
                <text:p>0.8</text:p>
              </table:table-cell>
              <table:table-cell office:value-type="float" office:value="2780.26536954731">
                <text:p>2780.265369547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2182">
                <text:p>2182</text:p>
              </table:table-cell>
              <table:table-cell office:value-type="float" office:value="0.9">
                <text:p>0.9</text:p>
              </table:table-cell>
              <table:table-cell office:value-type="float" office:value="2196.0397393258">
                <text:p>2196.0397393258</text:p>
              </table:table-cell>
              <table:table-cell office:value-type="float" office:value="0.9">
                <text:p>0.9</text:p>
              </table:table-cell>
              <table:table-cell office:value-type="float" office:value="2696.12267354184">
                <text:p>2696.12267354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275">
                <text:p>2275</text:p>
              </table:table-cell>
              <table:table-cell office:value-type="float" office:value="1">
                <text:p>1</text:p>
              </table:table-cell>
              <table:table-cell office:value-type="float" office:value="2263.26772931908">
                <text:p>2263.26772931908</text:p>
              </table:table-cell>
              <table:table-cell office:value-type="float" office:value="1">
                <text:p>1</text:p>
              </table:table-cell>
              <table:table-cell office:value-type="float" office:value="2615.08730472325">
                <text:p>2615.08730472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2350">
                <text:p>2350</text:p>
              </table:table-cell>
              <table:table-cell office:value-type="float" office:value="1.1">
                <text:p>1.1</text:p>
              </table:table-cell>
              <table:table-cell office:value-type="float" office:value="2304.15316838935">
                <text:p>2304.15316838935</text:p>
              </table:table-cell>
              <table:table-cell office:value-type="float" office:value="1.1">
                <text:p>1.1</text:p>
              </table:table-cell>
              <table:table-cell office:value-type="float" office:value="2537.04451180942">
                <text:p>2537.044511809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2380">
                <text:p>2380</text:p>
              </table:table-cell>
              <table:table-cell office:value-type="float" office:value="1.2">
                <text:p>1.2</text:p>
              </table:table-cell>
              <table:table-cell office:value-type="float" office:value="2320.9737435009">
                <text:p>2320.9737435009</text:p>
              </table:table-cell>
              <table:table-cell office:value-type="float" office:value="1.2">
                <text:p>1.2</text:p>
              </table:table-cell>
              <table:table-cell office:value-type="float" office:value="2461.88378119777">
                <text:p>2461.883781197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2362">
                <text:p>2362</text:p>
              </table:table-cell>
              <table:table-cell office:value-type="float" office:value="1.3">
                <text:p>1.3</text:p>
              </table:table-cell>
              <table:table-cell office:value-type="float" office:value="2317.01774736428">
                <text:p>2317.01774736428</text:p>
              </table:table-cell>
              <table:table-cell office:value-type="float" office:value="1.3">
                <text:p>1.3</text:p>
              </table:table-cell>
              <table:table-cell office:value-type="float" office:value="2389.49868047085">
                <text:p>2389.49868047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2329">
                <text:p>2329</text:p>
              </table:table-cell>
              <table:table-cell office:value-type="float" office:value="1.4">
                <text:p>1.4</text:p>
              </table:table-cell>
              <table:table-cell office:value-type="float" office:value="2296.04981376725">
                <text:p>2296.04981376725</text:p>
              </table:table-cell>
              <table:table-cell office:value-type="float" office:value="1.4">
                <text:p>1.4</text:p>
              </table:table-cell>
              <table:table-cell office:value-type="float" office:value="2319.78670768125">
                <text:p>2319.78670768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2293">
                <text:p>2293</text:p>
              </table:table-cell>
              <table:table-cell office:value-type="float" office:value="1.5">
                <text:p>1.5</text:p>
              </table:table-cell>
              <table:table-cell office:value-type="float" office:value="2261.84755967763">
                <text:p>2261.84755967763</text:p>
              </table:table-cell>
              <table:table-cell office:value-type="float" office:value="1.5">
                <text:p>1.5</text:p>
              </table:table-cell>
              <table:table-cell office:value-type="float" office:value="2252.64914620224">
                <text:p>2252.649146202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2259">
                <text:p>2259</text:p>
              </table:table-cell>
              <table:table-cell office:value-type="float" office:value="1.6">
                <text:p>1.6</text:p>
              </table:table-cell>
              <table:table-cell office:value-type="float" office:value="2217.87835609524">
                <text:p>2217.87835609524</text:p>
              </table:table-cell>
              <table:table-cell office:value-type="float" office:value="1.6">
                <text:p>1.6</text:p>
              </table:table-cell>
              <table:table-cell office:value-type="float" office:value="2187.9909249387">
                <text:p>2187.99092493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116">
                <text:p>2116</text:p>
              </table:table-cell>
              <table:table-cell office:value-type="float" office:value="1.7">
                <text:p>1.7</text:p>
              </table:table-cell>
              <table:table-cell office:value-type="float" office:value="2167.12372718251">
                <text:p>2167.12372718251</text:p>
              </table:table-cell>
              <table:table-cell office:value-type="float" office:value="1.7">
                <text:p>1.7</text:p>
              </table:table-cell>
              <table:table-cell office:value-type="float" office:value="2125.72048370033">
                <text:p>2125.72048370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081">
                <text:p>2081</text:p>
              </table:table-cell>
              <table:table-cell office:value-type="float" office:value="1.8">
                <text:p>1.8</text:p>
              </table:table-cell>
              <table:table-cell office:value-type="float" office:value="2112.0221076542">
                <text:p>2112.0221076542</text:p>
              </table:table-cell>
              <table:table-cell office:value-type="float" office:value="1.8">
                <text:p>1.8</text:p>
              </table:table-cell>
              <table:table-cell office:value-type="float" office:value="2065.74964354661">
                <text:p>2065.749643546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027">
                <text:p>2027</text:p>
              </table:table-cell>
              <table:table-cell office:value-type="float" office:value="1.9">
                <text:p>1.9</text:p>
              </table:table-cell>
              <table:table-cell office:value-type="float" office:value="2054.48930351725">
                <text:p>2054.48930351725</text:p>
              </table:table-cell>
              <table:table-cell office:value-type="float" office:value="1.9">
                <text:p>1.9</text:p>
              </table:table-cell>
              <table:table-cell office:value-type="float" office:value="2007.99348191968">
                <text:p>2007.993481919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973">
                <text:p>1973</text:p>
              </table:table-cell>
              <table:table-cell office:value-type="float" office:value="2">
                <text:p>2</text:p>
              </table:table-cell>
              <table:table-cell office:value-type="float" office:value="1995.98036400777">
                <text:p>1995.98036400777</text:p>
              </table:table-cell>
              <table:table-cell office:value-type="float" office:value="2">
                <text:p>2</text:p>
              </table:table-cell>
              <table:table-cell office:value-type="float" office:value="1952.37021238859">
                <text:p>1952.370212388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914">
                <text:p>1914</text:p>
              </table:table-cell>
              <table:table-cell office:value-type="float" office:value="2.1">
                <text:p>2.1</text:p>
              </table:table-cell>
              <table:table-cell office:value-type="float" office:value="1937.56689033881">
                <text:p>1937.56689033881</text:p>
              </table:table-cell>
              <table:table-cell office:value-type="float" office:value="2.1">
                <text:p>2.1</text:p>
              </table:table-cell>
              <table:table-cell office:value-type="float" office:value="1898.80106883446">
                <text:p>1898.801068834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1845">
                <text:p>1845</text:p>
              </table:table-cell>
              <table:table-cell office:value-type="float" office:value="2.2">
                <text:p>2.2</text:p>
              </table:table-cell>
              <table:table-cell office:value-type="float" office:value="1880.01405899556">
                <text:p>1880.01405899556</text:p>
              </table:table-cell>
              <table:table-cell office:value-type="float" office:value="2.2">
                <text:p>2.2</text:p>
              </table:table-cell>
              <table:table-cell office:value-type="float" office:value="1847.21019391262">
                <text:p>1847.210193912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810">
                <text:p>1810</text:p>
              </table:table-cell>
              <table:table-cell office:value-type="float" office:value="2.3">
                <text:p>2.3</text:p>
              </table:table-cell>
              <table:table-cell office:value-type="float" office:value="1823.84940468594">
                <text:p>1823.84940468594</text:p>
              </table:table-cell>
              <table:table-cell office:value-type="float" office:value="2.3">
                <text:p>2.3</text:p>
              </table:table-cell>
              <table:table-cell office:value-type="float" office:value="1797.5245316337">
                <text:p>1797.52453163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733">
                <text:p>1733</text:p>
              </table:table-cell>
              <table:table-cell office:value-type="float" office:value="2.4">
                <text:p>2.4</text:p>
              </table:table-cell>
              <table:table-cell office:value-type="float" office:value="1769.42040408276">
                <text:p>1769.42040408276</text:p>
              </table:table-cell>
              <table:table-cell office:value-type="float" office:value="2.4">
                <text:p>2.4</text:p>
              </table:table-cell>
              <table:table-cell office:value-type="float" office:value="1749.67372391169">
                <text:p>1749.673723911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697">
                <text:p>1697</text:p>
              </table:table-cell>
              <table:table-cell office:value-type="float" office:value="2.5">
                <text:p>2.5</text:p>
              </table:table-cell>
              <table:table-cell office:value-type="float" office:value="1716.9407043567">
                <text:p>1716.9407043567</text:p>
              </table:table-cell>
              <table:table-cell office:value-type="float" office:value="2.5">
                <text:p>2.5</text:p>
              </table:table-cell>
              <table:table-cell office:value-type="float" office:value="1703.5900109324">
                <text:p>1703.59001093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1643">
                <text:p>1643</text:p>
              </table:table-cell>
              <table:table-cell office:value-type="float" office:value="2.6">
                <text:p>2.6</text:p>
              </table:table-cell>
              <table:table-cell office:value-type="float" office:value="1666.52618110245">
                <text:p>1666.52618110245</text:p>
              </table:table-cell>
              <table:table-cell office:value-type="float" office:value="2.6">
                <text:p>2.6</text:p>
              </table:table-cell>
              <table:table-cell office:value-type="float" office:value="1659.20813520115">
                <text:p>1659.208135201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1607">
                <text:p>1607</text:p>
              </table:table-cell>
              <table:table-cell office:value-type="float" office:value="2.7">
                <text:p>2.7</text:p>
              </table:table-cell>
              <table:table-cell office:value-type="float" office:value="1618.22248759058">
                <text:p>1618.22248759058</text:p>
              </table:table-cell>
              <table:table-cell office:value-type="float" office:value="2.7">
                <text:p>2.7</text:p>
              </table:table-cell>
              <table:table-cell office:value-type="float" office:value="1616.46524913401">
                <text:p>1616.465249134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1489">
                <text:p>1489</text:p>
              </table:table-cell>
              <table:table-cell office:value-type="float" office:value="3">
                <text:p>3</text:p>
              </table:table-cell>
              <table:table-cell office:value-type="float" office:value="1485.77880938802">
                <text:p>1485.77880938802</text:p>
              </table:table-cell>
              <table:table-cell office:value-type="float" office:value="3">
                <text:p>3</text:p>
              </table:table-cell>
              <table:table-cell office:value-type="float" office:value="1497.47635570346">
                <text:p>1497.476355703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">
                <text:p>3.3</text:p>
              </table:table-cell>
              <table:table-cell office:value-type="float" office:value="1395">
                <text:p>1395</text:p>
              </table:table-cell>
              <table:table-cell office:value-type="float" office:value="3.3">
                <text:p>3.3</text:p>
              </table:table-cell>
              <table:table-cell office:value-type="float" office:value="1370.68040147909">
                <text:p>1370.68040147909</text:p>
              </table:table-cell>
              <table:table-cell office:value-type="float" office:value="3.3">
                <text:p>3.3</text:p>
              </table:table-cell>
              <table:table-cell office:value-type="float" office:value="1391.18914850094">
                <text:p>1391.189148500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">
                <text:p>3.7</text:p>
              </table:table-cell>
              <table:table-cell office:value-type="float" office:value="1244">
                <text:p>1244</text:p>
              </table:table-cell>
              <table:table-cell office:value-type="float" office:value="3.7">
                <text:p>3.7</text:p>
              </table:table-cell>
              <table:table-cell office:value-type="float" office:value="1240.22479742728">
                <text:p>1240.22479742728</text:p>
              </table:table-cell>
              <table:table-cell office:value-type="float" office:value="3.7">
                <text:p>3.7</text:p>
              </table:table-cell>
              <table:table-cell office:value-type="float" office:value="1266.9087334376">
                <text:p>1266.90873343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1164">
                <text:p>1164</text:p>
              </table:table-cell>
              <table:table-cell office:value-type="float" office:value="4">
                <text:p>4</text:p>
              </table:table-cell>
              <table:table-cell office:value-type="float" office:value="1156.70397434115">
                <text:p>1156.70397434115</text:p>
              </table:table-cell>
              <table:table-cell office:value-type="float" office:value="4">
                <text:p>4</text:p>
              </table:table-cell>
              <table:table-cell office:value-type="float" office:value="1185.23388717004">
                <text:p>1185.233887170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">
                <text:p>4.3</text:p>
              </table:table-cell>
              <table:table-cell office:value-type="float" office:value="1090">
                <text:p>1090</text:p>
              </table:table-cell>
              <table:table-cell office:value-type="float" office:value="4.3">
                <text:p>4.3</text:p>
              </table:table-cell>
              <table:table-cell office:value-type="float" office:value="1083.28415367861">
                <text:p>1083.28415367861</text:p>
              </table:table-cell>
              <table:table-cell office:value-type="float" office:value="4.3">
                <text:p>4.3</text:p>
              </table:table-cell>
              <table:table-cell office:value-type="float" office:value="1112.27757117958">
                <text:p>1112.277571179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7">
                <text:p>4.7</text:p>
              </table:table-cell>
              <table:table-cell office:value-type="float" office:value="1024">
                <text:p>1024</text:p>
              </table:table-cell>
              <table:table-cell office:value-type="float" office:value="4.7">
                <text:p>4.7</text:p>
              </table:table-cell>
              <table:table-cell office:value-type="float" office:value="998.364731546758">
                <text:p>998.364731546758</text:p>
              </table:table-cell>
              <table:table-cell office:value-type="float" office:value="4.7">
                <text:p>4.7</text:p>
              </table:table-cell>
              <table:table-cell office:value-type="float" office:value="1026.9705857819">
                <text:p>1026.97058578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977">
                <text:p>977</text:p>
              </table:table-cell>
              <table:table-cell office:value-type="float" office:value="5">
                <text:p>5</text:p>
              </table:table-cell>
              <table:table-cell office:value-type="float" office:value="942.745202761003">
                <text:p>942.745202761003</text:p>
              </table:table-cell>
              <table:table-cell office:value-type="float" office:value="5">
                <text:p>5</text:p>
              </table:table-cell>
              <table:table-cell office:value-type="float" office:value="970.908374255211">
                <text:p>970.9083742552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3">
                <text:p>5.3</text:p>
              </table:table-cell>
              <table:table-cell office:value-type="float" office:value="917">
                <text:p>917</text:p>
              </table:table-cell>
              <table:table-cell office:value-type="float" office:value="5.3">
                <text:p>5.3</text:p>
              </table:table-cell>
              <table:table-cell office:value-type="float" office:value="892.897540792175">
                <text:p>892.897540792175</text:p>
              </table:table-cell>
              <table:table-cell office:value-type="float" office:value="5.3">
                <text:p>5.3</text:p>
              </table:table-cell>
              <table:table-cell office:value-type="float" office:value="920.830625643773">
                <text:p>920.8306256437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7">
                <text:p>5.7</text:p>
              </table:table-cell>
              <table:table-cell office:value-type="float" office:value="882">
                <text:p>882</text:p>
              </table:table-cell>
              <table:table-cell office:value-type="float" office:value="5.7">
                <text:p>5.7</text:p>
              </table:table-cell>
              <table:table-cell office:value-type="float" office:value="833.997971262675">
                <text:p>833.997971262675</text:p>
              </table:table-cell>
              <table:table-cell office:value-type="float" office:value="5.7">
                <text:p>5.7</text:p>
              </table:table-cell>
              <table:table-cell office:value-type="float" office:value="862.275287266988">
                <text:p>862.2752872669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843">
                <text:p>843</text:p>
              </table:table-cell>
              <table:table-cell office:value-type="float" office:value="6">
                <text:p>6</text:p>
              </table:table-cell>
              <table:table-cell office:value-type="float" office:value="794.63482848016">
                <text:p>794.63482848016</text:p>
              </table:table-cell>
              <table:table-cell office:value-type="float" office:value="6">
                <text:p>6</text:p>
              </table:table-cell>
              <table:table-cell office:value-type="float" office:value="823.793775456526">
                <text:p>823.793775456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736">
                <text:p>736</text:p>
              </table:table-cell>
              <table:table-cell office:value-type="float" office:value="7">
                <text:p>7</text:p>
              </table:table-cell>
              <table:table-cell office:value-type="float" office:value="686.477882022575">
                <text:p>686.477882022575</text:p>
              </table:table-cell>
              <table:table-cell office:value-type="float" office:value="7">
                <text:p>7</text:p>
              </table:table-cell>
              <table:table-cell office:value-type="float" office:value="722.813239423476">
                <text:p>722.8132394234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653">
                <text:p>653</text:p>
              </table:table-cell>
              <table:table-cell office:value-type="float" office:value="8">
                <text:p>8</text:p>
              </table:table-cell>
              <table:table-cell office:value-type="float" office:value="604.150188186538">
                <text:p>604.150188186538</text:p>
              </table:table-cell>
              <table:table-cell office:value-type="float" office:value="8">
                <text:p>8</text:p>
              </table:table-cell>
              <table:table-cell office:value-type="float" office:value="653.499461315866">
                <text:p>653.499461315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588">
                <text:p>588</text:p>
              </table:table-cell>
              <table:table-cell office:value-type="float" office:value="9">
                <text:p>9</text:p>
              </table:table-cell>
              <table:table-cell office:value-type="float" office:value="539.424519538224">
                <text:p>539.424519538224</text:p>
              </table:table-cell>
              <table:table-cell office:value-type="float" office:value="9">
                <text:p>9</text:p>
              </table:table-cell>
              <table:table-cell office:value-type="float" office:value="605.921977334413">
                <text:p>605.9219773344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531">
                <text:p>531</text:p>
              </table:table-cell>
              <table:table-cell office:value-type="float" office:value="10">
                <text:p>10</text:p>
              </table:table-cell>
              <table:table-cell office:value-type="float" office:value="487.214623751373">
                <text:p>487.214623751373</text:p>
              </table:table-cell>
              <table:table-cell office:value-type="float" office:value="10">
                <text:p>10</text:p>
              </table:table-cell>
              <table:table-cell office:value-type="float" office:value="573.264444534929">
                <text:p>573.2644445349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490">
                <text:p>490</text:p>
              </table:table-cell>
              <table:table-cell office:value-type="float" office:value="11">
                <text:p>11</text:p>
              </table:table-cell>
              <table:table-cell office:value-type="float" office:value="444.21560710781">
                <text:p>444.21560710781</text:p>
              </table:table-cell>
              <table:table-cell office:value-type="float" office:value="11">
                <text:p>11</text:p>
              </table:table-cell>
              <table:table-cell office:value-type="float" office:value="550.848075292597">
                <text:p>550.8480752925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">
                <text:p>12</text:p>
              </table:table-cell>
              <table:table-cell office:value-type="float" office:value="438">
                <text:p>438</text:p>
              </table:table-cell>
              <table:table-cell office:value-type="float" office:value="12">
                <text:p>12</text:p>
              </table:table-cell>
              <table:table-cell office:value-type="float" office:value="408.189718026505">
                <text:p>408.189718026505</text:p>
              </table:table-cell>
              <table:table-cell office:value-type="float" office:value="12">
                <text:p>12</text:p>
              </table:table-cell>
              <table:table-cell office:value-type="float" office:value="535.46131557949">
                <text:p>535.461315579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">
                <text:p>13</text:p>
              </table:table-cell>
              <table:table-cell office:value-type="float" office:value="416">
                <text:p>416</text:p>
              </table:table-cell>
              <table:table-cell office:value-type="float" office:value="13">
                <text:p>13</text:p>
              </table:table-cell>
              <table:table-cell office:value-type="float" office:value="377.56883547164">
                <text:p>377.56883547164</text:p>
              </table:table-cell>
              <table:table-cell office:value-type="float" office:value="13">
                <text:p>13</text:p>
              </table:table-cell>
              <table:table-cell office:value-type="float" office:value="524.899731234163">
                <text:p>524.8997312341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351.221834916935">
                <text:p>351.221834916935</text:p>
              </table:table-cell>
              <table:table-cell office:value-type="float" office:value="14">
                <text:p>14</text:p>
              </table:table-cell>
              <table:table-cell office:value-type="float" office:value="517.650182533637">
                <text:p>517.650182533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328.312450037865">
                <text:p>328.312450037865</text:p>
              </table:table-cell>
              <table:table-cell office:value-type="float" office:value="15">
                <text:p>15</text:p>
              </table:table-cell>
              <table:table-cell office:value-type="float" office:value="512.674039310907">
                <text:p>512.6740393109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308.209148820766">
                <text:p>308.209148820766</text:p>
              </table:table-cell>
              <table:table-cell office:value-type="float" office:value="16">
                <text:p>16</text:p>
              </table:table-cell>
              <table:table-cell office:value-type="float" office:value="509.258378226882">
                <text:p>509.2583782268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90.426128597435">
                <text:p>290.426128597435</text:p>
              </table:table-cell>
              <table:table-cell office:value-type="float" office:value="17">
                <text:p>17</text:p>
              </table:table-cell>
              <table:table-cell office:value-type="float" office:value="506.913843490095">
                <text:p>506.9138434900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